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AC8000004EC8C4C6919.png" manifest:media-type="image/png"/>
  <manifest:file-entry manifest:full-path="Pictures/2000000100002EE100002EFF8208919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2" svg:font-family="Mangal"/>
    <style:font-face style:name="MS Mincho" svg:font-family="'MS Mincho', 'ＭＳ 明朝'" style:font-family-generic="modern"/>
    <style:font-face style:name="Calibri" svg:font-family="Calibri" style:font-family-generic="roman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, 宋体" style:font-pitch="variable"/>
    <style:font-face style:name="Mangal3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cofont Vera Sans" svg:font-family="'Ecofont Vera Sans'" style:font-family-generic="swiss" style:font-pitch="variable"/>
    <style:font-face style:name="Lucida Sans Unicode" svg:font-family="'Lucida Sans Unicode'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Arial" style:font-name-complex="Arial"/>
    </style:style>
    <style:style style:name="P4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Spranq eco sans" style:font-name-complex="Spranq eco sans"/>
    </style:style>
    <style:style style:name="P5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Spranq eco sans" officeooo:paragraph-rsid="003fa52f" style:font-name-complex="Spranq eco sans"/>
    </style:style>
    <style:style style:name="P6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Spranq eco sans" officeooo:rsid="0148d4df" officeooo:paragraph-rsid="0148d4df" style:font-name-complex="Spranq eco sans"/>
    </style:style>
    <style:style style:name="P7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fo:font-size="10pt" style:font-size-asian="10pt" style:font-name-complex="Arial" style:font-size-complex="10pt"/>
    </style:style>
    <style:style style:name="P8" style:family="paragraph" style:parent-style-name="Footer">
      <style:text-properties style:font-name="Ecofont Vera Sans" fo:font-size="10pt" style:font-size-asian="10pt" style:font-name-complex="Ecofont Vera Sans" style:font-size-complex="10pt"/>
    </style:style>
    <style:style style:name="P9" style:family="paragraph" style:parent-style-name="Footer">
      <style:text-properties style:font-name="Ecofont Vera Sans" fo:font-size="10pt" style:font-name-asian="Ecofont Vera Sans" style:font-size-asian="10pt" style:font-name-complex="Ecofont Vera Sans" style:font-size-complex="10pt"/>
    </style:style>
    <style:style style:name="P10" style:family="paragraph" style:parent-style-name="Footer">
      <style:paragraph-properties fo:text-align="end" style:justify-single-word="false"/>
      <style:text-properties style:font-name="Spranq eco sans" fo:font-size="10pt" style:font-size-asian="10pt" style:font-name-complex="Spranq eco sans" style:font-size-complex="10pt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32660c" officeooo:paragraph-rsid="001a84f9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30b9b9" officeooo:paragraph-rsid="001a84f9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a84f9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148d4df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2817a" officeooo:paragraph-rsid="001a84f9" style:font-size-asian="12pt" style:font-size-complex="12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2pt" officeooo:rsid="002b8f9f" officeooo:paragraph-rsid="002303d9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b8f9f" officeooo:paragraph-rsid="001a84f9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Times New Roman" fo:font-size="9pt" fo:font-weight="bold" officeooo:paragraph-rsid="0148d4df" fo:background-color="#cccccc" style:font-size-asian="9pt" style:font-weight-asian="bold" style:font-size-complex="9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font-style="normal" fo:font-weight="normal" officeooo:rsid="00a45c26" officeooo:paragraph-rsid="0148d4df" style:font-name-asian="Arial" style:font-size-asian="12pt" style:font-style-asian="normal" style:font-weight-asian="normal" style:font-name-complex="Spranq eco sans" style:font-size-complex="12pt" style:language-complex="zxx" style:country-complex="none" style:font-style-complex="italic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font-style="normal" fo:font-weight="normal" officeooo:rsid="00b51bac" officeooo:paragraph-rsid="014a33fe" style:font-name-asian="Arial" style:font-size-asian="12pt" style:font-style-asian="normal" style:font-weight-asian="normal" style:font-name-complex="Spranq eco sans" style:font-size-complex="12pt" style:language-complex="zxx" style:country-complex="none" style:font-style-complex="italic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font-style="normal" fo:font-weight="normal" officeooo:rsid="014a33fe" officeooo:paragraph-rsid="014a33fe" style:font-name-asian="Arial" style:font-size-asian="12pt" style:font-style-asian="normal" style:font-weight-asian="normal" style:font-name-complex="Spranq eco sans" style:font-size-complex="12pt" style:language-complex="zxx" style:country-complex="none" style:font-style-complex="italic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2pt" fo:font-style="normal" fo:font-weight="normal" officeooo:rsid="014a33fe" officeooo:paragraph-rsid="014a33fe" style:font-name-asian="Arial" style:font-size-asian="12pt" style:font-style-asian="normal" style:font-weight-asian="normal" style:font-name-complex="Spranq eco sans" style:font-size-complex="12pt" style:language-complex="zxx" style:country-complex="none" style:font-style-complex="italic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2pt" fo:font-style="normal" fo:font-weight="normal" officeooo:rsid="00e1f936" officeooo:paragraph-rsid="001a84f9" style:font-name-asian="Arial" style:font-size-asian="12pt" style:font-style-asian="normal" style:font-weight-asian="normal" style:font-name-complex="Spranq eco sans" style:font-size-complex="12pt" style:language-complex="zxx" style:country-complex="none" style:font-style-complex="italic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font-style="normal" fo:font-weight="bold" officeooo:rsid="014a33fe" officeooo:paragraph-rsid="014a33fe" fo:background-color="#b2b2b2" style:font-name-asian="Arial" style:font-size-asian="12pt" style:font-style-asian="normal" style:font-weight-asian="bold" style:font-name-complex="Spranq eco sans" style:font-size-complex="12pt" style:language-complex="zxx" style:country-complex="none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1pt" officeooo:paragraph-rsid="00a3014a" style:font-size-asian="11pt" style:font-size-complex="11pt"/>
    </style:style>
    <style:style style:name="P28" style:family="paragraph" style:parent-style-name="Table_20_Contents">
      <style:text-properties style:font-name="Times New Roman" fo:font-size="11pt" officeooo:paragraph-rsid="00a3014a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1pt" officeooo:rsid="00372602" officeooo:paragraph-rsid="00a3014a" style:font-size-asian="11pt" style:font-size-complex="11pt"/>
    </style:style>
    <style:style style:name="P30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fo:color="#000000" style:font-name="Times New Roman" fo:font-size="12pt" fo:font-style="normal" fo:font-weight="bold" officeooo:rsid="00096a69" officeooo:paragraph-rsid="0148d4df" fo:background-color="#cccccc" style:font-name-asian="Arial" style:font-size-asian="12pt" style:font-style-asian="normal" style:font-weight-asian="bold" style:font-name-complex="Spranq eco sans" style:font-size-complex="12pt" style:language-complex="zxx" style:country-complex="none" style:font-style-complex="italic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" fo:font-size="12pt" fo:font-style="normal" fo:font-weight="normal" officeooo:rsid="00a45c26" officeooo:paragraph-rsid="0148d4df" style:font-name-asian="Arial" style:font-size-asian="12pt" style:font-style-asian="normal" style:font-weight-asian="normal" style:font-name-complex="Spranq eco sans" style:font-size-complex="12pt" style:language-complex="zxx" style:country-complex="none" style:font-style-complex="italic" style:font-weight-complex="normal"/>
    </style:style>
    <style:style style:name="T1" style:family="text">
      <style:text-properties style:font-name="Spranq eco sans" fo:font-size="10pt" style:font-name-asian="Spranq eco sans" style:font-size-asian="10pt" style:font-name-complex="Spranq eco sans" style:font-size-complex="10pt"/>
    </style:style>
    <style:style style:name="T2" style:family="text">
      <style:text-properties style:font-name="Spranq eco sans" fo:font-size="10pt" style:font-size-asian="10pt" style:font-name-complex="Spranq eco sans" style:font-size-complex="10pt"/>
    </style:style>
    <style:style style:name="T3" style:family="text">
      <style:text-properties style:font-name="Spranq eco sans" fo:font-size="10pt" style:text-underline-style="solid" style:text-underline-width="auto" style:text-underline-color="font-color" style:font-size-asian="10pt" style:font-name-complex="Spranq eco sans" style:font-size-complex="10pt"/>
    </style:style>
    <style:style style:name="T4" style:family="text">
      <style:text-properties fo:font-style="normal" officeooo:rsid="00096a69" style:font-name-asian="Arial" style:font-style-asian="normal" style:font-name-complex="Spranq eco sans" style:language-complex="zxx" style:country-complex="none" style:font-style-complex="italic"/>
    </style:style>
    <style:style style:name="T5" style:family="text">
      <style:text-properties fo:font-style="normal" officeooo:rsid="0148d4df" style:font-name-asian="Arial" style:font-style-asian="normal" style:font-name-complex="Spranq eco sans" style:language-complex="zxx" style:country-complex="none" style:font-style-complex="italic"/>
    </style:style>
    <style:style style:name="T6" style:family="text">
      <style:text-properties fo:font-style="normal" officeooo:rsid="014a33fe" style:font-name-asian="Arial" style:font-style-asian="normal" style:font-name-complex="Spranq eco sans" style:language-complex="zxx" style:country-complex="none" style:font-style-complex="italic"/>
    </style:style>
    <style:style style:name="T7" style:family="text">
      <style:text-properties fo:font-variant="normal" fo:text-transform="none" fo:color="#000000" fo:letter-spacing="normal" fo:font-style="normal" fo:font-weight="normal" officeooo:rsid="002350ef"/>
    </style:style>
    <style:style style:name="T8" style:family="text">
      <style:text-properties fo:font-variant="normal" fo:text-transform="none" fo:color="#000000" fo:letter-spacing="normal" fo:font-style="normal" fo:font-weight="normal" officeooo:rsid="001d87f3"/>
    </style:style>
    <style:style style:name="T9" style:family="text">
      <style:text-properties fo:font-variant="normal" fo:text-transform="none" fo:color="#000000" fo:letter-spacing="normal" fo:font-style="normal" fo:font-weight="normal" officeooo:rsid="0148d4df"/>
    </style:style>
    <style:style style:name="T10" style:family="text">
      <style:text-properties fo:font-variant="normal" fo:text-transform="none" fo:color="#000000" fo:letter-spacing="normal" fo:font-style="normal" fo:font-weight="normal" officeooo:rsid="014a33fe"/>
    </style:style>
    <style:style style:name="T11" style:family="text">
      <style:text-properties fo:font-variant="normal" fo:text-transform="none" fo:color="#000000" fo:letter-spacing="normal" fo:font-style="normal" fo:font-weight="bold" officeooo:rsid="001d87f3" fo:background-color="#cccccc" loext:char-shading-value="0" style:font-weight-asian="bold" style:font-weight-complex="bold"/>
    </style:style>
    <style:style style:name="T12" style:family="text">
      <style:text-properties fo:font-variant="normal" fo:text-transform="none" fo:color="#000000" fo:letter-spacing="normal" fo:font-style="normal" fo:font-weight="bold" officeooo:rsid="0148d4df" fo:background-color="#cccccc" loext:char-shading-value="0" style:font-weight-asian="bold" style:font-weight-complex="bold"/>
    </style:style>
    <style:style style:name="T13" style:family="text">
      <style:text-properties officeooo:rsid="002919f5"/>
    </style:style>
    <style:style style:name="T14" style:family="text">
      <style:text-properties officeooo:rsid="00372602"/>
    </style:style>
    <style:style style:name="T15" style:family="text">
      <style:text-properties officeooo:rsid="00a3014a"/>
    </style:style>
    <style:style style:name="T16" style:family="text">
      <style:text-properties officeooo:rsid="00a81d04"/>
    </style:style>
    <style:style style:name="T17" style:family="text">
      <style:text-properties officeooo:rsid="0148d4df"/>
    </style:style>
    <style:style style:name="T18" style:family="text">
      <style:text-properties officeooo:rsid="014a33fe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fo:padding="0.002cm" fo:border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COMPROVAÇÃO DE ENTREGA DE CÓPIA DE TRABALHO DE CONCLUSÃO DE CURSO </text:p>
      <text:p text:style-name="P20"><text:span text:style-name="T4">(</text:span><text:span text:style-name="T5">VERSÃO FINAL DE </text:span><text:span text:style-name="T4">MONOGRAFIA, DISSERTAÇÃO, TESE, ARTIGO OU OUTRO) </text:span><text:span text:style-name="T6">RESOLUÇÃO IFC 054/2010 </text:span></text:p>
      <text:p text:style-name="P13">Declara-se para os devidos fins que o(a) <text:span text:style-name="T17">aluno ____________________________________________;</text:span> </text:p>
      <text:p text:style-name="P14">regularmente matriculado(a) <text:span text:style-name="T17">sob n. __________________, no curso superior de _________________________ do Instituto Federal Catarinense, Campus ___________________, entregou cópia da versão final de seu Trabalho de Conclusão de Curso, a saber:</text:span></text:p>
      <text:p text:style-name="P15"><text:span text:style-name="T9">( <text:s/>) Monografia ( <text:s/>) Dissertação ( <text:s/>) Tese ( <text:s/>) Artigo ( <text:s/>) </text:span><text:span text:style-name="T10">Relatório ( <text:s text:c="2"/>) </text:span><text:span text:style-name="T9">Outro: ____________, intitulado:</text:span><text:span text:style-name="T7"> </text:span></text:p>
      <text:p text:style-name="P16"><text:span text:style-name="T8">_______________________________________________________________________________, </text:span><text:span text:style-name="T9">com aprovação em banca constituída para este fim, na data de: ___/___/_____.</text:span></text:p>
      <text:p text:style-name="P16"><text:span text:style-name="T11">E</text:span><text:span text:style-name="T12">SPAÇO RESERVADO À COORDENAÇÃO DE CURSO</text:span></text:p>
      <text:p text:style-name="P31">TC do estudante (encaminhamento) após julgamento da Banca Examinadora:</text:p>
      <text:p text:style-name="P21">( <text:s text:c="2"/>) Deverá ser entregue uma cópia da versão final na biblioteca.</text:p>
      <text:p text:style-name="P21">( <text:s text:c="2"/>) Não há necessidade de entregar cópia da versão final na biblioteca.</text:p>
      <text:p text:style-name="P21"><draw:frame draw:style-name="fr2" draw:name="Quadro2" text:anchor-type="paragraph" svg:x="10.41cm" svg:y="0.25cm" svg:width="7.26cm" draw:z-index="3"><draw:text-box fo:min-height="3.309cm"><text:p text:style-name="P27">Coordena<text:span text:style-name="T13">ção</text:span> do Curso <text:span text:style-name="T14">de</text:span></text:p><text:p text:style-name="P27"/><text:p text:style-name="P27">Em _____/_____/_____</text:p><text:p text:style-name="P28"/><text:p text:style-name="P27">_________________________________</text:p><text:p text:style-name="P29">Coordenador(a) do Curso</text:p><text:p text:style-name="P29">Portaria nº xx/xx/xxxx;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ESPAÇO RESERVADO À BIBLIOTECA</text:p>
      <text:p text:style-name="P23"/>
      <text:p text:style-name="P22">( <text:s text:c="2"/>) TC devidamente entregue à Biblioteca do c<text:span text:style-name="T18">a</text:span>mpus.</text:p>
      <text:p text:style-name="P21"><draw:frame draw:style-name="fr2" draw:name="Quadro3" text:anchor-type="paragraph" svg:x="10.356cm" svg:y="0.169cm" svg:width="7.26cm" draw:z-index="4"><draw:text-box fo:min-height="3.695cm"><text:p text:style-name="P27">Coordena<text:span text:style-name="T13">ção</text:span> <text:span text:style-name="T15">da Biblioteca: </text:span></text:p><text:p text:style-name="P27"/><text:p text:style-name="P27">Em _____/_____/_____</text:p><text:p text:style-name="P28"/><text:p text:style-name="P27">_________________________________</text:p><text:p text:style-name="P29">Coordenador(a) d<text:span text:style-name="T16">a</text:span> <text:span text:style-name="T16">Biblioteca</text:span></text:p><text:p text:style-name="P29">Portaria nº xx/xx/xxxx;</text:p></draw:text-box></draw:frame></text:p>
      <text:p text:style-name="P21"/>
      <text:p text:style-name="P17"/>
      <text:p text:style-name="P17"/>
      <text:p text:style-name="P18"/>
      <text:p text:style-name="P19"/>
      <text:p text:style-name="P22">( <text:s text:c="2"/>) <text:span text:style-name="T18">Autorizo a publicação eletrônica de Trabalhos Acadêmicos na Biblioteca</text:span>.</text:p>
      <text:p text:style-name="P25"/>
      <text:p text:style-name="P24">Nome do(a) Acadêmico(a): ___________________________, assinatura: 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2" svg:font-family="Mangal"/>
    <style:font-face style:name="MS Mincho" svg:font-family="'MS Mincho', 'ＭＳ 明朝'" style:font-family-generic="modern"/>
    <style:font-face style:name="Calibri" svg:font-family="Calibri" style:font-family-generic="roman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, 宋体" style:font-pitch="variable"/>
    <style:font-face style:name="Mangal3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cofont Vera Sans" svg:font-family="'Ecofont Vera Sans'" style:font-family-generic="swiss" style:font-pitch="variable"/>
    <style:font-face style:name="Lucida Sans Unicode" svg:font-family="'Lucida Sans Unicode'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3" style:font-family-complex="Mangal" style:font-family-generic-complex="roman" style:font-pitch-complex="variable" style:font-size-complex="14pt"/>
    </style:style>
    <style:style style:name="Legenda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3" style:font-family-complex="Mangal" style:font-family-generic-complex="roman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3" style:font-family-complex="Mangal" style:font-family-generic-complex="roman" style:font-pitch-complex="variable" style:font-size-complex="14pt"/>
    </style:style>
    <style:style style:name="Legenda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3" style:font-family-complex="Mangal" style:font-family-generic-complex="roman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Fonte_20_parág._20_padrão4" style:display-name="Fonte parág. padrão4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Fonte_20_parág._20_padrão3" style:display-name="Fonte parág. padrão3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Fonte_20_parág._20_padrão2" style:display-name="Fonte parág. padrão2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Fonte_20_parág._20_padrão1" style:display-name="Fonte parág. padrão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Rodapé_20_Char" style:display-name="Rodapé Char" style:family="text" style:parent-style-name="Fonte_20_parág._20_padrão">
      <style:text-properties fo:font-size="12pt" style:letter-kerning="true" style:font-name-asian="Lucida Sans Unicode" style:font-family-asian="'Lucida Sans Unicode'" style:font-family-generic-asian="swiss" style:font-pitch-asian="variable" style:font-size-asian="12pt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letter-kerning="true" style:font-name-asian="Lucida Sans Unicode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 style:parent-style-name="Fonte_20_parág._20_padrão">
      <style:text-properties fo:font-size="12pt" style:letter-kerning="true" style:font-name-asian="Lucida Sans Unicode" style:font-family-asian="'Lucida Sans Unicode'" style:font-family-generic-asian="swiss" style:font-pitch-asian="variable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Arial" style:font-name-complex="Arial"/>
    </style:style>
    <style:style style:name="MP4" style:family="paragraph" style:parent-style-name="Text_20_body">
      <style:paragraph-properties fo:margin-top="0cm" fo:margin-bottom="0cm" loext:contextual-spacing="false" style:line-height-at-least="0.176cm" fo:text-align="center" style:justify-single-word="false"/>
      <style:text-properties style:font-name="Spranq eco sans" style:font-name-complex="Spranq eco sans"/>
    </style:style>
    <style:style style:name="MP5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Spranq eco sans" officeooo:paragraph-rsid="003fa52f" style:font-name-complex="Spranq eco sans"/>
    </style:style>
    <style:style style:name="MP6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Spranq eco sans" officeooo:rsid="0148d4df" officeooo:paragraph-rsid="0148d4df" style:font-name-complex="Spranq eco sans"/>
    </style:style>
    <style:style style:name="MP7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fo:font-size="10pt" style:font-size-asian="10pt" style:font-name-complex="Arial" style:font-size-complex="10pt"/>
    </style:style>
    <style:style style:name="MP8" style:family="paragraph" style:parent-style-name="Footer">
      <style:text-properties style:font-name="Ecofont Vera Sans" fo:font-size="10pt" style:font-size-asian="10pt" style:font-name-complex="Ecofont Vera Sans" style:font-size-complex="10pt"/>
    </style:style>
    <style:style style:name="MP9" style:family="paragraph" style:parent-style-name="Footer">
      <style:text-properties style:font-name="Ecofont Vera Sans" fo:font-size="10pt" style:font-name-asian="Ecofont Vera Sans" style:font-size-asian="10pt" style:font-name-complex="Ecofont Vera Sans" style:font-size-complex="10pt"/>
    </style:style>
    <style:style style:name="MP10" style:family="paragraph" style:parent-style-name="Footer">
      <style:paragraph-properties fo:text-align="end" style:justify-single-word="false"/>
      <style:text-properties style:font-name="Spranq eco sans" fo:font-size="10pt" style:font-size-asian="10pt" style:font-name-complex="Spranq eco sans" style:font-size-complex="10pt"/>
    </style:style>
    <style:style style:name="MP11" style:family="paragraph" style:parent-style-name="Footer">
      <style:paragraph-properties fo:text-align="end" style:justify-single-word="false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style:font-name="Spranq eco sans" fo:font-size="10pt" style:font-name-asian="Spranq eco sans" style:font-size-asian="10pt" style:font-name-complex="Spranq eco sans" style:font-size-complex="10pt"/>
    </style:style>
    <style:style style:name="MT2" style:family="text">
      <style:text-properties style:font-name="Spranq eco sans" fo:font-size="10pt" style:font-size-asian="10pt" style:font-name-complex="Spranq eco sans" style:font-size-complex="10pt"/>
    </style:style>
    <style:style style:name="MT3" style:family="text">
      <style:text-properties style:font-name="Spranq eco sans" fo:font-size="10pt" style:text-underline-style="solid" style:text-underline-width="auto" style:text-underline-color="font-color" style:font-size-asian="10pt" style:font-name-complex="Spranq eco sans" style:font-size-complex="10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fo:padding="0.002cm" fo:border="none">
        <style:background-image/>
      </style:graphic-properties>
    </style:style>
    <style:page-layout style:name="Mpm1">
      <style:page-layout-properties fo:page-width="21.001cm" fo:page-height="29.9cm" style:num-format="1" style:print-orientation="portrait" fo:margin-top="1.3cm" fo:margin-bottom="1.519cm" fo:margin-left="1.972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02cm" fo:margin-left="0cm" fo:margin-right="0cm" fo:margin-bottom="3.921cm" style:dynamic-spacing="true"/>
      </style:header-style>
      <style:footer-style>
        <style:header-footer-properties svg:height="2.235cm" fo:margin-left="0cm" fo:margin-right="0cm" fo:margin-top="1.254cm" style:dynamic-spacing="true"/>
      </style:footer-style>
    </style:page-layout>
    <style:page-layout style:name="Mpm2">
      <style:page-layout-properties fo:page-width="21.001cm" fo:page-height="29.9cm" style:num-format="1" style:print-orientation="portrait" fo:margin-top="1.3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4.02cm" fo:margin-left="0cm" fo:margin-right="0cm" fo:margin-bottom="3.921cm" style:dynamic-spacing="true"/>
      </style:header-style>
      <style:footer-style>
        <style:header-footer-properties fo:min-height="1.353cm" fo:margin-left="0cm" fo:margin-right="0cm" fo:margin-top="1.254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paragraph" svg:y="-0.111cm" svg:width="1.81cm" svg:height="1.517cm" draw:z-index="2"><draw:image xlink:href="Pictures/2000000100002EE100002EFF8208919B.svm" xlink:type="simple" xlink:show="embed" xlink:actuate="onLoad"/></draw:frame></text:p>
        <text:p text:style-name="Header"/>
        <text:p text:style-name="MP2"/>
        <text:p text:style-name="MP3"/>
        <text:p text:style-name="MP4">Ministério da Educação</text:p>
        <text:p text:style-name="MP4">Secretaria de Educação Profissional e Tecnológica</text:p>
        <text:p text:style-name="MP5">Instituto Federal Catarinense </text:p>
        <text:p text:style-name="MP6">Coordenação de Registros Acadêmicos – Campus ______________</text:p>
      </style:header>
      <style:footer>
        <text:p text:style-name="MP7"/>
        <text:p text:style-name="MP8"><draw:frame draw:style-name="Mfr2" draw:name="figuras1" text:anchor-type="char" svg:x="0.146cm" svg:y="0.166cm" svg:width="5.35cm" svg:height="2.439cm" draw:z-index="1"><draw:image xlink:href="Pictures/1000000000000AC8000004EC8C4C6919.png" xlink:type="simple" xlink:show="embed" xlink:actuate="onLoad"/></draw:frame></text:p>
        <text:p text:style-name="MP9"><draw:frame draw:style-name="Mfr3" draw:name="Quadro1" text:anchor-type="char" svg:x="9.229cm" svg:y="0.171cm" svg:width="7.839cm" svg:height="1.662cm" draw:z-index="0"><draw:text-box><text:p text:style-name="MP10">Rua das Missões, 100 – Ponta Aguda</text:p><text:p text:style-name="MP11"><text:span text:style-name="MT1"><text:s/></text:span><text:span text:style-name="MT2">Blumenau/SC – CEP: 89.051-000</text:span></text:p><text:p text:style-name="MP12"><text:span text:style-name="MT2">(47) 3331-7800 / </text:span><text:span text:style-name="MT3">ifc</text:span><text:a xlink:type="simple" xlink:href="mailto:prodi@ifnmg.edu.br" text:style-name="Internet_20_link" text:visited-style-name="Visited_20_Internet_20_Link"><text:span text:style-name="Internet_20_link"><text:span text:style-name="MT2">@ifc.edu.br</text:span></text:span></text:a></text:p><text:p text:style-name="MP12"/><text:p text:style-name="MP12"/><text:p text:style-name="MP12"/><text:p text:style-name="MP12"/></draw:text-box></draw:frame> <text:s text:c="38"/></text:p>
        <text:p text:style-name="Standard"/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: Pró-Reitor de Ensino Instituto Federal Catarinense</dc:title>
    <meta:creation-date>2011-05-16T19:33:00</meta:creation-date>
    <meta:editing-cycles>245</meta:editing-cycles>
    <meta:editing-duration>P2DT9H51M</meta:editing-duration>
    <meta:generator>LibreOffice/4.4.0.3$Windows_x86 LibreOffice_project/de093506bcdc5fafd9023ee680b8c60e3e0645d7</meta:generator>
    <dc:date>2016-09-22T12:01:08.245000000</dc:date>
    <meta:print-date>2015-02-05T11:26:12.18</meta:print-date>
    <meta:initial-creator>user</meta:initial-creator>
    <meta:document-statistic meta:table-count="0" meta:image-count="2" meta:object-count="0" meta:page-count="1" meta:paragraph-count="32" meta:word-count="221" meta:character-count="1798" meta:non-whitespace-character-count="1544"/>
  </office:meta>
</office:document-meta>
</file>